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rect draw:style-name="gr1" draw:layer="layout" svg:width="1.429cm" svg:height="1.429cm" svg:x="0.286cm" svg:y="0.286cm">
            <text:p/>
          </draw:rect>
          <draw:circle draw:style-name="gr2" draw:layer="layout" svg:width="2cm" svg:height="2cm" svg:x="0cm" svg:y="0cm">
            <text:p/>
          </draw:circle>
          <draw:circle draw:style-name="gr1" draw:layer="layout" svg:width="2cm" svg:height="2cm" svg:x="0cm" svg:y="0cm">
            <text:p/>
          </draw:circle>
          <draw:circle draw:style-name="gr2" draw:layer="layout" svg:width="1.714cm" svg:height="1.714cm" svg:x="0.143cm" svg:y="0.143cm">
            <text:p/>
          </draw:circle>
          <draw:circle draw:style-name="gr1" draw:layer="layout" svg:width="1.714cm" svg:height="1.714cm" svg:x="0.143cm" svg:y="0.143cm">
            <text:p/>
          </draw:circle>
          <draw:polygon draw:style-name="gr3" draw:layer="layout" svg:width="1.143cm" svg:height="1.143cm" svg:x="0.429cm" svg:y="0.429cm" svg:viewBox="0 0 1144 1144" draw:points="0,1144 286,429 1001,1001 1144,0 858,715 143,143">
            <text:p/>
          </draw:polygon>
          <draw:polygon draw:style-name="gr1" draw:layer="layout" svg:width="1.143cm" svg:height="1.143cm" svg:x="0.429cm" svg:y="0.429cm" svg:viewBox="0 0 1144 1144" draw:points="0,1144 286,429 1001,1001 1144,0 858,715 143,14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Intermediate-Event-Error</dc:title>
    <meta:creation-date>2011-02-07T16:51:25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